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udg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14-01-01">
            <text:p>01/01/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RS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Health care</text:p>
          </table:table-cell>
          <table:table-cell office:value-type="float" office:value="10.99">
            <text:p>10.99</text:p>
          </table:table-cell>
        </table:table-row>
        <table:table-row table:style-name="ro1">
          <table:table-cell office:value-type="string">
            <text:p>Travel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Student loan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edit card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Vimeo</text:p>
          </table:table-cell>
          <table:table-cell office:value-type="float" office:value="10.84">
            <text:p>10.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14-02-01">
            <text:p>02/01/14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/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/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1/07/2014</text:date>, <text:time>19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30T13:14:27</meta:creation-date>
    <dc:date>2014-01-07T19:40:21</dc:date>
    <meta:editing-duration>PT10H43M39S</meta:editing-duration>
    <meta:editing-cycles>5</meta:editing-cycles>
    <meta:generator>NeoOffice/3.1.2$Unix OpenOffice.org_project/Patch 9</meta:generator>
    <meta:document-statistic meta:table-count="3" meta:cell-count="15" meta:object-count="0"/>
  </office:meta>
</office:document-meta>
</file>